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6.35cm" svg:x="4.81cm" svg:y="2.27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55cm" svg:height="0.683cm" svg:x="8.112cm" svg:y="2.603cm">
          <draw:text-box>
            <text:p text:style-name="P2"><text:span text:style-name="T1">North</text:span></text:p>
          </draw:text-box>
        </draw:frame>
        <draw:line draw:style-name="gr3" draw:text-style-name="P3" draw:layer="layout" svg:x1="4.81cm" svg:y1="3.54cm" svg:x2="13.319cm" svg:y2="3.54cm">
          <text:p/>
        </draw:line>
        <draw:line draw:style-name="gr3" draw:text-style-name="P3" draw:layer="layout" svg:x1="4.81cm" svg:y1="7.339cm" svg:x2="13.319cm" svg:y2="7.339cm">
          <text:p/>
        </draw:line>
        <draw:line draw:style-name="gr3" draw:text-style-name="P3" draw:layer="layout" svg:x1="6.08cm" svg:y1="3.54cm" svg:x2="6.08cm" svg:y2="7.35cm">
          <text:p/>
        </draw:line>
        <draw:line draw:style-name="gr3" draw:text-style-name="P3" draw:layer="layout" svg:x1="12.049cm" svg:y1="3.54cm" svg:x2="12.049cm" svg:y2="7.35cm">
          <text:p/>
        </draw:line>
        <draw:frame draw:style-name="gr2" draw:text-style-name="P2" draw:layer="layout" svg:width="1.518cm" svg:height="0.683cm" svg:x="8.245cm" svg:y="7.556cm">
          <draw:text-box>
            <text:p text:style-name="P2"><text:span text:style-name="T1">South</text:span></text:p>
          </draw:text-box>
        </draw:frame>
        <draw:frame draw:style-name="gr4" draw:text-style-name="P2" draw:layer="layout" svg:width="1.281cm" svg:height="0.683cm" svg:x="12.049cm" svg:y="5.037cm">
          <draw:text-box>
            <text:p text:style-name="P2"><text:span text:style-name="T1">East</text:span></text:p>
          </draw:text-box>
        </draw:frame>
        <draw:frame draw:style-name="gr5" draw:text-style-name="P2" draw:layer="layout" svg:width="1.383cm" svg:height="0.683cm" svg:x="4.697cm" svg:y="5.037cm">
          <draw:text-box>
            <text:p text:style-name="P2"><text:span text:style-name="T1">West</text:span></text:p>
          </draw:text-box>
        </draw:frame>
        <draw:frame draw:style-name="gr2" draw:text-style-name="P2" draw:layer="layout" svg:width="1.67cm" svg:height="0.683cm" svg:x="8.093cm" svg:y="5.037cm">
          <draw:text-box>
            <text:p text:style-name="P2"><text:span text:style-name="T1">Ce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30T16:42:28</dc:date>
    <dc:creator>vv </dc:creator>
    <meta:editing-duration>PT6H41M3S</meta:editing-duration>
    <meta:editing-cycles>15</meta:editing-cycles>
    <meta:generator>LibreOffice/3.5$Linux_x86 LibreOffice_project/350m1$Build-2</meta:generator>
    <meta:document-statistic meta:object-count="10"/>
  </office:meta>
</office:document-meta>
</file>